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4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be041"/>
    </style:style>
    <style:style style:name="T2" style:family="text">
      <style:text-properties officeooo:rsid="000811a6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fo:font-weight="bold"/>
    </style:style>
    <style:style style:name="T10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2</text:span></text:p>
      <text:h text:style-name="P2" text:outline-level="1">Question</text:h>
      <text:p text:style-name="P3">Find <text:span text:style-name="T2">the </text:span><text:span text:style-name="T1">order, minimum order, rank, determinant, inverse, eigen values and eigen vectors of the matrix </text:span><draw:frame draw:style-name="fr1" draw:name="Object1" text:anchor-type="as-char" svg:y="-0.4717in" svg:width="1.0646in" svg:height="0.861in" draw:z-index="0"><draw:object xlink:href="./Object 1" xlink:type="simple" xlink:show="embed" xlink:actuate="onLoad"/><draw:image xlink:href="./ObjectReplacements/Object 1" xlink:type="simple" xlink:show="embed" xlink:actuate="onLoad"/></draw:frame>.</text:p>
      <text:h text:style-name="P2" text:outline-level="1">Code</text:h>
      <text:p text:style-name="P4"><text:span text:style-name="T3"><text:s/>1 <text:s/></text:span><text:span text:style-name="T4">A</text:span><text:span text:style-name="T5"> </text:span><text:span text:style-name="T4">=</text:span><text:span text:style-name="T5"> </text:span><text:span text:style-name="T4">[</text:span><text:span text:style-name="T6">-1</text:span><text:span text:style-name="T5"> </text:span><text:span text:style-name="T6">0</text:span><text:span text:style-name="T5"> </text:span><text:span text:style-name="T6">3</text:span><text:span text:style-name="T5"> </text:span><text:span text:style-name="T6">0</text:span><text:span text:style-name="T4">;</text:span><text:span text:style-name="T5"> </text:span><text:span text:style-name="T6">-4</text:span><text:span text:style-name="T5"> </text:span><text:span text:style-name="T6">0</text:span><text:span text:style-name="T5"> </text:span><text:span text:style-name="T6">1</text:span><text:span text:style-name="T5"> </text:span><text:span text:style-name="T6">3</text:span><text:span text:style-name="T4">;</text:span><text:span text:style-name="T5"> </text:span><text:span text:style-name="T4">3</text:span><text:span text:style-name="T5"> </text:span><text:span text:style-name="T7">4</text:span><text:span text:style-name="T5"> </text:span><text:span text:style-name="T7">0</text:span><text:span text:style-name="T5"> </text:span><text:span text:style-name="T7">1</text:span><text:span text:style-name="T4">;</text:span><text:span text:style-name="T5"> </text:span><text:span text:style-name="T4">4</text:span><text:span text:style-name="T5"> </text:span><text:span text:style-name="T7">0</text:span><text:span text:style-name="T5"> </text:span><text:span text:style-name="T7">1</text:span><text:span text:style-name="T5"> </text:span><text:span text:style-name="T7">3]</text:span><text:span text:style-name="T4">;</text:span></text:p>
      <text:p text:style-name="P4"><text:span text:style-name="T3"><text:s/>2 <text:s/></text:span><text:span text:style-name="T8">disp</text:span><text:span text:style-name="T4">(</text:span><text:span text:style-name="T7">'Matrix = '</text:span><text:span text:style-name="T4">);</text:span></text:p>
      <text:p text:style-name="P4"><text:span text:style-name="T3"><text:s/>3 <text:s/></text:span><text:span text:style-name="T8">disp</text:span><text:span text:style-name="T4">(A);</text:span></text:p>
      <text:p text:style-name="P4"><text:span text:style-name="T3"><text:s/>4 <text:s/></text:span><text:span text:style-name="T4">order</text:span><text:span text:style-name="T5"> </text:span><text:span text:style-name="T4">=</text:span><text:span text:style-name="T5"> </text:span><text:span text:style-name="T8">size</text:span><text:span text:style-name="T4">(A);</text:span></text:p>
      <text:p text:style-name="P4"><text:span text:style-name="T3"><text:s/>5 <text:s/></text:span><text:span text:style-name="T8">disp</text:span><text:span text:style-name="T4">(</text:span><text:span text:style-name="T7">'Order = '</text:span><text:span text:style-name="T4">);</text:span></text:p>
      <text:p text:style-name="P4"><text:span text:style-name="T3"><text:s/>6 <text:s/></text:span><text:span text:style-name="T8">disp</text:span><text:span text:style-name="T4">(order);</text:span></text:p>
      <text:p text:style-name="P4"><text:span text:style-name="T3"><text:s/>7 <text:s/></text:span><text:span text:style-name="T4">n</text:span><text:span text:style-name="T5"> </text:span><text:span text:style-name="T4">=</text:span><text:span text:style-name="T5"> </text:span><text:span text:style-name="T8">min</text:span><text:span text:style-name="T4">(order);</text:span></text:p>
      <text:p text:style-name="P4"><text:span text:style-name="T3"><text:s/>8 <text:s/></text:span><text:span text:style-name="T8">disp</text:span><text:span text:style-name="T4">(</text:span><text:span text:style-name="T7">'Minimum Order = '</text:span><text:span text:style-name="T4">);</text:span></text:p>
      <text:p text:style-name="P4"><text:span text:style-name="T3"><text:s/>9 <text:s/></text:span><text:span text:style-name="T8">disp</text:span><text:span text:style-name="T4">(n);</text:span></text:p>
      <text:p text:style-name="P4"><text:span text:style-name="T3">10 <text:s/></text:span><text:span text:style-name="T4">rank_of_matrix</text:span><text:span text:style-name="T5"> </text:span><text:span text:style-name="T4">=</text:span><text:span text:style-name="T5"> </text:span><text:span text:style-name="T8">rank</text:span><text:span text:style-name="T4">(A);</text:span></text:p>
      <text:p text:style-name="P4"><text:span text:style-name="T3">11 <text:s/></text:span><text:span text:style-name="T8">disp</text:span><text:span text:style-name="T4">(</text:span><text:span text:style-name="T7">'Rank = '</text:span><text:span text:style-name="T4">);</text:span></text:p>
      <text:p text:style-name="P4"><text:span text:style-name="T3">12 <text:s/></text:span><text:span text:style-name="T8">disp</text:span><text:span text:style-name="T4">(rank_of_matrix);</text:span></text:p>
      <text:p text:style-name="P4"><text:span text:style-name="T3">13 <text:s/></text:span><text:span text:style-name="T4">determinant_of_matrix</text:span><text:span text:style-name="T5"> </text:span><text:span text:style-name="T4">=</text:span><text:span text:style-name="T5"> </text:span><text:span text:style-name="T8">det</text:span><text:span text:style-name="T4">(A);</text:span></text:p>
      <text:p text:style-name="P4"><text:span text:style-name="T3">14 <text:s/></text:span><text:span text:style-name="T8">disp</text:span><text:span text:style-name="T4">(</text:span><text:span text:style-name="T7">'Determinant = '</text:span><text:span text:style-name="T4">);</text:span></text:p>
      <text:p text:style-name="P4"><text:span text:style-name="T3">15 <text:s/></text:span><text:span text:style-name="T8">disp</text:span><text:span text:style-name="T4">(determinant_of_matrix);</text:span></text:p>
      <text:p text:style-name="P4"><text:span text:style-name="T3">16 <text:s/></text:span><text:span text:style-name="T9">if</text:span><text:span text:style-name="T5"> </text:span><text:span text:style-name="T4">(determinant_of_matrix</text:span><text:span text:style-name="T5"> </text:span><text:span text:style-name="T6">~=</text:span><text:span text:style-name="T5"> </text:span><text:span text:style-name="T6">0</text:span><text:span text:style-name="T4">)</text:span></text:p>
      <text:p text:style-name="P4"><text:span text:style-name="T3">17 <text:s/></text:span><text:span text:style-name="T5"><text:s text:c="2"/></text:span><text:span text:style-name="T4">inverse</text:span><text:span text:style-name="T5"> </text:span><text:span text:style-name="T4">=</text:span><text:span text:style-name="T5"> </text:span><text:span text:style-name="T8">inv</text:span><text:span text:style-name="T4">(A);</text:span></text:p>
      <text:p text:style-name="P4"><text:span text:style-name="T3">18 <text:s/></text:span><text:span text:style-name="T5"><text:s text:c="2"/></text:span><text:span text:style-name="T8">disp</text:span><text:span text:style-name="T4">(</text:span><text:span text:style-name="T7">'Inverse = '</text:span><text:span text:style-name="T4">);</text:span></text:p>
      <text:p text:style-name="P4"><text:span text:style-name="T3">19 <text:s/></text:span><text:span text:style-name="T5"><text:s text:c="2"/></text:span><text:span text:style-name="T8">disp</text:span><text:span text:style-name="T4">(inverse)</text:span></text:p>
      <text:p text:style-name="P5"><text:span text:style-name="T10">20 <text:s/></text:span>else</text:p>
      <text:p text:style-name="P4"><text:span text:style-name="T3">21 <text:s/></text:span><text:span text:style-name="T5"><text:s text:c="4"/></text:span><text:span text:style-name="T8">disp</text:span><text:span text:style-name="T4">(</text:span><text:span text:style-name="T7">'Inverse does not exist'</text:span><text:span text:style-name="T4">)</text:span></text:p>
      <text:p text:style-name="P5"><text:span text:style-name="T10">22 <text:s/></text:span>end</text:p>
      <text:p text:style-name="P4"><text:span text:style-name="T3">23 <text:s/></text:span><text:span text:style-name="T4">[eigen_value,</text:span><text:span text:style-name="T5"> </text:span><text:span text:style-name="T4">eigen_vector]=</text:span><text:span text:style-name="T5"> </text:span><text:span text:style-name="T8">eig</text:span><text:span text:style-name="T4">(A);</text:span></text:p>
      <text:p text:style-name="P4"><text:span text:style-name="T3">24 <text:s/></text:span><text:span text:style-name="T8">disp</text:span><text:span text:style-name="T4">(</text:span><text:span text:style-name="T7">'Eigen Values = '</text:span><text:span text:style-name="T4">);</text:span></text:p>
      <text:p text:style-name="P4"><text:span text:style-name="T3">25 <text:s/></text:span><text:span text:style-name="T8">disp</text:span><text:span text:style-name="T4">(eigen_value);</text:span></text:p>
      <text:p text:style-name="P4"><text:span text:style-name="T3">26 <text:s/></text:span><text:span text:style-name="T8">disp</text:span><text:span text:style-name="T4">(</text:span><text:span text:style-name="T7">'Eigen Vectors = '</text:span><text:span text:style-name="T4">);</text:span></text:p>
      <text:p text:style-name="P4"><text:span text:style-name="T3">27 <text:s/></text:span><text:span text:style-name="T8">disp</text:span><text:span text:style-name="T4">(eigen_vector);</text:span></text:p>
      <text:h text:style-name="P6" text:outline-level="1"><text:soft-page-break/>Output</text:h>
      <text:p text:style-name="P7">&gt;&gt; Assignment_2</text:p>
      <text:p text:style-name="P7">Matrix = </text:p>
      <text:p text:style-name="P7"><text:s text:c="4"/>-1 <text:s text:c="4"/>0 <text:s text:c="4"/>3 <text:s text:c="4"/>0</text:p>
      <text:p text:style-name="P7"><text:s text:c="4"/>-4 <text:s text:c="4"/>0 <text:s text:c="4"/>1 <text:s text:c="4"/>3</text:p>
      <text:p text:style-name="P7"><text:s text:c="5"/>3 <text:s text:c="4"/>4 <text:s text:c="4"/>0 <text:s text:c="4"/>1</text:p>
      <text:p text:style-name="P7"><text:s text:c="5"/>4 <text:s text:c="4"/>0 <text:s text:c="4"/>1 <text:s text:c="4"/>3</text:p>
      <text:p text:style-name="P7"/>
      <text:p text:style-name="P7">Order = </text:p>
      <text:p text:style-name="P7"><text:s text:c="5"/>4 <text:s text:c="4"/>4</text:p>
      <text:p text:style-name="P7"/>
      <text:p text:style-name="P7">Minimum Order = </text:p>
      <text:p text:style-name="P7"><text:s text:c="5"/>4</text:p>
      <text:p text:style-name="P7"/>
      <text:p text:style-name="P7">Rank = </text:p>
      <text:p text:style-name="P7"><text:s text:c="5"/>4</text:p>
      <text:p text:style-name="P7"/>
      <text:p text:style-name="P7">Determinant = </text:p>
      <text:p text:style-name="P7"><text:s text:c="2"/>-288</text:p>
      <text:p text:style-name="P7"/>
      <text:p text:style-name="P7">Inverse = </text:p>
      <text:p text:style-name="P7"><text:s text:c="9"/>0 <text:s text:c="2"/>-0.1250 <text:s text:c="8"/>0 <text:s text:c="3"/>0.1250</text:p>
      <text:p text:style-name="P7"><text:s text:c="4"/>0.0278 <text:s text:c="3"/>0.0486 <text:s text:c="3"/>0.2500 <text:s text:c="2"/>-0.1319</text:p>
      <text:p text:style-name="P7"><text:s text:c="4"/>0.3333 <text:s text:c="2"/>-0.0417 <text:s text:c="8"/>0 <text:s text:c="3"/>0.0417</text:p>
      <text:p text:style-name="P7"><text:s text:c="3"/>-0.1111 <text:s text:c="3"/>0.1806 <text:s text:c="8"/>0 <text:s text:c="3"/>0.1528</text:p>
      <text:p text:style-name="P7"/>
      <text:p text:style-name="P7">Eigen Values = </text:p>
      <text:p text:style-name="P7"><text:s text:c="2"/>-0.4673 + 0.0000i <text:s text:c="2"/>0.2833 + 0.2500i <text:s text:c="2"/>0.2833 - 0.2500i <text:s text:c="2"/>0.2630 + 0.0000i</text:p>
      <text:p text:style-name="P7"><text:s text:c="2"/>-0.5634 + 0.0000i <text:s/>-0.6278 + 0.0000i <text:s/>-0.6278 + 0.0000i <text:s text:c="2"/>0.3236 + 0.0000i</text:p>
      <text:p text:style-name="P7"><text:s text:c="3"/>0.6656 + 0.0000i <text:s/>-0.0631 + 0.4605i <text:s/>-0.0631 - 0.4605i <text:s text:c="2"/>0.5424 + 0.0000i</text:p>
      <text:p text:style-name="P7"><text:s text:c="3"/>0.1455 + 0.0000i <text:s text:c="2"/>0.1804 - 0.4632i <text:s text:c="2"/>0.1804 + 0.4632i <text:s text:c="2"/>0.7293 + 0.0000i</text:p>
      <text:p text:style-name="P7"/>
      <text:p text:style-name="P7">Eigen Vectors = </text:p>
      <text:p text:style-name="P7"><text:s text:c="2"/>-5.2734 + 0.0000i <text:s text:c="2"/>0.0000 + 0.0000i <text:s text:c="2"/>0.0000 + 0.0000i <text:s text:c="2"/>0.0000 + 0.0000i</text:p>
      <text:p text:style-name="P7"><text:s text:c="3"/>0.0000 + 0.0000i <text:s text:c="2"/>1.0436 + 3.0727i <text:s text:c="2"/>0.0000 + 0.0000i <text:s text:c="2"/>0.0000 + 0.0000i</text:p>
      <text:p text:style-name="P7"><text:s text:c="3"/>0.0000 + 0.0000i <text:s text:c="2"/>0.0000 + 0.0000i <text:s text:c="2"/>1.0436 - 3.0727i <text:s text:c="2"/>0.0000 + 0.0000i</text:p>
      <text:p text:style-name="P7"><text:soft-page-break/><text:s text:c="3"/>0.0000 + 0.0000i <text:s text:c="2"/>0.0000 + 0.0000i <text:s text:c="2"/>0.0000 + 0.0000i <text:s text:c="2"/>5.1862 + 0.0000i</text:p>
      <text:p text:style-name="P7"/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0cd2ca"/>
    </style:style>
    <style:style style:name="MT2" style:family="text">
      <style:text-properties style:font-name="FiraCode Nerd Font Mono" officeooo:rsid="0006d1ab"/>
    </style:style>
    <style:style style:name="MT3" style:family="text">
      <style:text-properties style:font-name="FiraCode Nerd Font Mono" officeooo:rsid="000ea9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13</text:span><text:span text:style-name="MT2">.01.2025</text:span></text:p>
        <text:p text:style-name="MP1">Date of Submission: <text:span text:style-name="MT2">2</text:span><text:span text:style-name="MT3">4</text:span><text:span text:style-name="MT2">.0</text:span><text:span text:style-name="MT3">2</text:span><text:span text:style-name="MT2">.2025</text:span></text:p>
      </style:header>
      <style:footer>
        <text:p text:style-name="MP2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2:52.427600078</dc:date>
    <meta:editing-duration>PT16M19S</meta:editing-duration>
    <meta:editing-cycles>6</meta:editing-cycles>
    <meta:generator>LibreOffice/24.8.4.2$Linux_X86_64 LibreOffice_project/480$Build-2</meta:generator>
    <meta:print-date>2025-02-23T10:12:57.992389016</meta:print-date>
    <meta:printed-by>PDF files</meta:printed-by>
    <meta:document-statistic meta:table-count="0" meta:image-count="0" meta:object-count="1" meta:page-count="3" meta:paragraph-count="65" meta:word-count="294" meta:character-count="1866" meta:non-whitespace-character-count="136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1</mn>
              </mrow>
            </mtd>
            <mtd>
              <mn>0</mn>
            </mtd>
            <mtd>
              <mn>3</mn>
            </mtd>
            <mtd>
              <mn>0</mn>
            </mtd>
          </mtr>
          <mtr>
            <mtd>
              <mrow>
                <mo stretchy="false">−</mo>
                <mn>4</mn>
              </mrow>
            </mtd>
            <mtd>
              <mn>0</mn>
            </mtd>
            <mtd>
              <mn>1</mn>
            </mtd>
            <mtd>
              <mn>3</mn>
            </mtd>
          </mtr>
          <mtr>
            <mtd>
              <mn>3</mn>
            </mtd>
            <mtd>
              <mn>4</mn>
            </mtd>
            <mtd>
              <mn>0</mn>
            </mtd>
            <mtd>
              <mn>1</mn>
            </mtd>
          </mtr>
          <mtr>
            <mtd>
              <mn>4</mn>
            </mtd>
            <mtd>
              <mn>0</mn>
            </mtd>
            <mtd>
              <mn>1</mn>
            </mtd>
            <mtd>
              <mn>3</mn>
            </mtd>
          </mtr>
        </mtable>
      </mrow>
      <mo fence="true" form="postfix" stretchy="true">]</mo>
    </mrow>
    <annotation encoding="StarMath 5.0">left [ matrix{-1 # 0 # 3 # 0 ## -4 # 0 # 1 # 3 ## 3 # 4 # 0 # 1  ## 4 # 0 # 1 # 3} right ] </annotation>
  </semantics>
</math>
</file>